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117cm" style:rel-column-width="1201*"/>
    </style:style>
    <style:style style:name="Tabel1.B" style:family="table-column">
      <style:table-column-properties style:column-width="3.092cm" style:rel-column-width="1754*"/>
    </style:style>
    <style:style style:name="Tabel1.C" style:family="table-column">
      <style:table-column-properties style:column-width="3.879cm" style:rel-column-width="2201*"/>
    </style:style>
    <style:style style:name="Tabel1.D" style:family="table-column">
      <style:table-column-properties style:column-width="3.186cm" style:rel-column-width="1807*"/>
    </style:style>
    <style:style style:name="Tabel1.E" style:family="table-column">
      <style:table-column-properties style:column-width="4.727cm" style:rel-column-width="2682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E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E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5.667cm" style:rel-column-width="21845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C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df98" officeooo:paragraph-rsid="0001df98"/>
    </style:style>
    <style:style style:name="P2" style:family="paragraph" style:parent-style-name="Standard">
      <style:text-properties officeooo:rsid="000297f7" officeooo:paragraph-rsid="000297f7"/>
    </style:style>
    <style:style style:name="P3" style:family="paragraph" style:parent-style-name="Standard">
      <style:text-properties officeooo:rsid="0002ca56" officeooo:paragraph-rsid="0002ca56"/>
    </style:style>
    <style:style style:name="P4" style:family="paragraph" style:parent-style-name="Standard">
      <style:text-properties officeooo:rsid="0005d009" officeooo:paragraph-rsid="0005d009"/>
    </style:style>
    <style:style style:name="P5" style:family="paragraph" style:parent-style-name="Table_20_Contents">
      <style:text-properties officeooo:rsid="0002ca56" officeooo:paragraph-rsid="0002ca56"/>
    </style:style>
    <style:style style:name="P6" style:family="paragraph" style:parent-style-name="Table_20_Contents">
      <style:text-properties officeooo:rsid="00036130" officeooo:paragraph-rsid="00036130"/>
    </style:style>
    <style:style style:name="P7" style:family="paragraph" style:parent-style-name="Table_20_Contents">
      <style:text-properties officeooo:rsid="00054960" officeooo:paragraph-rsid="000549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e Project Samenwerking <text:s/>Web-Game studenten</text:p>
      <text:p text:style-name="P1"/>
      <text:p text:style-name="P2">Functionele Eisen.</text:p>
      <text:p text:style-name="P2"/>
      <text:p text:style-name="P2">Het spel moet speelbaar zijn</text:p>
      <text:p text:style-name="P2">Scores moeten worden weergegeven op de website</text:p>
      <text:p text:style-name="P2"/>
      <text:p text:style-name="P2">Technische eisen</text:p>
      <text:p text:style-name="P2"/>
      <text:p text:style-name="P2">De scores moeten worden opgeslagen in een JSON file</text:p>
      <text:p text:style-name="P2"/>
      <text:p text:style-name="P2">Randvoorwaarden</text:p>
      <text:p text:style-name="P2"/>
      <text:p text:style-name="P2">Het moet gemaakt zijn met Phaser</text:p>
      <text:p text:style-name="P2"/>
      <text:p text:style-name="P2"/>
      <text:p text:style-name="P3">Userstories</text:p>
      <text:p text:style-name="P2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row>
          <table:table-cell table:style-name="Tabel1.A1" office:value-type="string">
            <text:p text:style-name="P5">Wie</text:p>
          </table:table-cell>
          <table:table-cell table:style-name="Tabel1.A1" office:value-type="string">
            <text:p text:style-name="P5">Wat</text:p>
          </table:table-cell>
          <table:table-cell table:style-name="Tabel1.A1" office:value-type="string">
            <text:p text:style-name="P5">Waarom</text:p>
          </table:table-cell>
          <table:table-cell table:style-name="Tabel1.A1" office:value-type="string">
            <text:p text:style-name="P5">Hoe </text:p>
          </table:table-cell>
          <table:table-cell table:style-name="Tabel1.E1" office:value-type="string">
            <text:p text:style-name="P5">Belang</text:p>
          </table:table-cell>
        </table:table-row>
        <table:table-row>
          <table:table-cell table:style-name="Tabel1.A2" office:value-type="string">
            <text:p text:style-name="P5">Gebruiker</text:p>
          </table:table-cell>
          <table:table-cell table:style-name="Tabel1.A2" office:value-type="string">
            <text:p text:style-name="P5">Kunnen springen</text:p>
          </table:table-cell>
          <table:table-cell table:style-name="Tabel1.A2" office:value-type="string">
            <text:p text:style-name="P5">Om zo tussen de pijpen door te kunnen</text:p>
          </table:table-cell>
          <table:table-cell table:style-name="Tabel1.A2" office:value-type="string">
            <text:p text:style-name="P5">Door physics te simuleren</text:p>
          </table:table-cell>
          <table:table-cell table:style-name="Tabel1.E2" office:value-type="string">
            <text:p text:style-name="P5">Must</text:p>
          </table:table-cell>
        </table:table-row>
        <table:table-row>
          <table:table-cell table:style-name="Tabel1.A2" office:value-type="string">
            <text:p text:style-name="P5">Gebruiker</text:p>
          </table:table-cell>
          <table:table-cell table:style-name="Tabel1.A2" office:value-type="string">
            <text:p text:style-name="P5">Pijpen van rechts naar links gaan</text:p>
          </table:table-cell>
          <table:table-cell table:style-name="Tabel1.A2" office:value-type="string">
            <text:p text:style-name="P5">Om zo punten te kunnen scoren</text:p>
          </table:table-cell>
          <table:table-cell table:style-name="Tabel1.A2" office:value-type="string">
            <text:p text:style-name="P5">Door per pijp de coordinaten te veranderen</text:p>
          </table:table-cell>
          <table:table-cell table:style-name="Tabel1.E2" office:value-type="string">
            <text:p text:style-name="P5">Must</text:p>
          </table:table-cell>
        </table:table-row>
        <table:table-row>
          <table:table-cell table:style-name="Tabel1.A2" office:value-type="string">
            <text:p text:style-name="P5">Gebruiker</text:p>
          </table:table-cell>
          <table:table-cell table:style-name="Tabel1.A2" office:value-type="string">
            <text:p text:style-name="P5">Dat de pijpen op random hoogtes zitten</text:p>
          </table:table-cell>
          <table:table-cell table:style-name="Tabel1.A2" office:value-type="string">
            <text:p text:style-name="P5">Zodat er wat uitdaging is</text:p>
          </table:table-cell>
          <table:table-cell table:style-name="Tabel1.A2" office:value-type="string">
            <text:p text:style-name="P5">Door de Y coordinaten per pijp te randomizen</text:p>
          </table:table-cell>
          <table:table-cell table:style-name="Tabel1.E2" office:value-type="string">
            <text:p text:style-name="P5">Should</text:p>
          </table:table-cell>
        </table:table-row>
        <table:table-row>
          <table:table-cell table:style-name="Tabel1.A2" office:value-type="string">
            <text:p text:style-name="P5">Gebruiker</text:p>
          </table:table-cell>
          <table:table-cell table:style-name="Tabel1.A2" office:value-type="string">
            <text:p text:style-name="P6">Dat de pijpen op gelijke afstand van elkaar staan</text:p>
          </table:table-cell>
          <table:table-cell table:style-name="Tabel1.A2" office:value-type="string">
            <text:p text:style-name="P6">Zodat de pijpen niet onmogelijk worden om doorheen te gaan</text:p>
          </table:table-cell>
          <table:table-cell table:style-name="Tabel1.A2" office:value-type="string">
            <text:p text:style-name="P6">Door een van de pijpen relatief aan de andere te plaatsen</text:p>
          </table:table-cell>
          <table:table-cell table:style-name="Tabel1.E2" office:value-type="string">
            <text:p text:style-name="P6">Must (als de random hoogtes worden geimpleteerd)</text:p>
          </table:table-cell>
        </table:table-row>
        <table:table-row>
          <table:table-cell table:style-name="Tabel1.A2" office:value-type="string">
            <text:p text:style-name="P7">Gebruiker</text:p>
          </table:table-cell>
          <table:table-cell table:style-name="Tabel1.A2" office:value-type="string">
            <text:p text:style-name="P7">Dat de highscore wordt bijgehouden</text:p>
          </table:table-cell>
          <table:table-cell table:style-name="Tabel1.A2" office:value-type="string">
            <text:p text:style-name="P7">Zodat ik weet of ik beter ben geworden</text:p>
          </table:table-cell>
          <table:table-cell table:style-name="Tabel1.A2" office:value-type="string">
            <text:p text:style-name="P7">Door de score in een JSON file bij te houden</text:p>
          </table:table-cell>
          <table:table-cell table:style-name="Tabel1.E2" office:value-type="string">
            <text:p text:style-name="P7">Could</text:p>
          </table:table-cell>
        </table:table-row>
        <table:table-row>
          <table:table-cell table:style-name="Tabel1.A2" office:value-type="string">
            <text:p text:style-name="P7">Gebruiker </text:p>
          </table:table-cell>
          <table:table-cell table:style-name="Tabel1.A2" office:value-type="string">
            <text:p text:style-name="P7">De highscore op een andere <text:s/>pagina kunnen zien</text:p>
          </table:table-cell>
          <table:table-cell table:style-name="Tabel1.A2" office:value-type="string">
            <text:p text:style-name="P7">Zodat ik weet of ik beter <text:s/>ben dan m’n vrienden</text:p>
          </table:table-cell>
          <table:table-cell table:style-name="Tabel1.A2" office:value-type="string">
            <text:p text:style-name="P7">Door de score te displayen met een JSON file</text:p>
          </table:table-cell>
          <table:table-cell table:style-name="Tabel1.E2" office:value-type="string">
            <text:p text:style-name="P7">Could</text:p>
          </table:table-cell>
        </table:table-row>
      </table:table>
      <text:p text:style-name="P2"/>
      <text:p text:style-name="P4">Planning</text:p>
      <table:table table:name="Tabel2" table:style-name="Tabel2">
        <table:table-column table:style-name="Tabel2.A" table:number-columns-repeated="3"/>
        <table:table-row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Table_20_Contents"/>
          </table:table-cell>
          <table:table-cell table:style-name="Tabel2.C1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ext:soft-page-break/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/>
          </table:table-cell>
          <table:table-cell table:style-name="Tabel2.A2" office:value-type="string">
            <text:p text:style-name="Table_20_Contents"/>
          </table:table-cell>
          <table:table-cell table:style-name="Tabel2.C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0:46:58.274000000</meta:creation-date>
    <dc:date>2024-10-24T13:30:40.548000000</dc:date>
    <meta:editing-duration>PT16M26S</meta:editing-duration>
    <meta:editing-cycles>1</meta:editing-cycles>
    <meta:document-statistic meta:table-count="2" meta:image-count="0" meta:object-count="0" meta:page-count="2" meta:paragraph-count="45" meta:word-count="195" meta:character-count="1132" meta:non-whitespace-character-count="977"/>
    <meta:generator>LibreOffice/24.2.4.2$Windows_X86_64 LibreOffice_project/51a6219feb6075d9a4c46691dcfe0cd9c4fff3c2</meta:generator>
  </office:meta>
</office:document-meta>
</file>